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AllTask.RepAllTask( PerfRunData run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AllTask.doLog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pAllTask.reportAll( List taskStat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8">
            <text:p text:style-name="Table_20_Contents">8</text:p>
          </table:table-cell>
          <table:table-cell office:value-type="float" office:value="26">
            <text:p text:style-name="Table_20_Contents">2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